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7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1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2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.80208623085919E+015" calcext:value-type="float">
            <text:p>1.802E+15</text:p>
          </table:table-cell>
          <table:table-cell table:style-name="ce32" table:formula="of:=ABS([.J7]*[.L7])" office:value-type="float" office:value="1.80208918515339E+015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138985377067119" calcext:value-type="float">
            <text:p>1.390E-02</text:p>
          </table:table-cell>
          <table:table-cell table:style-name="ce32" table:formula="of:=[.F15]/([.D15]*[.H15])" office:value-type="float" office:value="0.00430436966055858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I15]*[.K15])" office:value-type="float" office:value="1.69883211092912E+018" calcext:value-type="float">
            <text:p>1.699E+18</text:p>
          </table:table-cell>
          <table:table-cell table:style-name="ce32" table:formula="of:=ABS([.J15]*[.L15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396239450814177" calcext:value-type="float">
            <text:p>3.962E-02</text:p>
          </table:table-cell>
          <table:table-cell table:style-name="ce32" table:formula="of:=[.F16]/([.D16]*[.H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I16]*[.K16])" office:value-type="float" office:value="6.05409285552904E+017" calcext:value-type="float">
            <text:p>6.054E+17</text:p>
          </table:table-cell>
          <table:table-cell table:style-name="ce32" table:formula="of:=ABS([.J16]*[.L16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131286649164723" calcext:value-type="float">
            <text:p>1.313E-01</text:p>
          </table:table-cell>
          <table:table-cell table:style-name="ce32" table:formula="of:=[.F17]/([.D17]*[.H17])" office:value-type="float" office:value="0.000584399504811297" calcext:value-type="float">
            <text:p>5.844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I17]*[.K17])" office:value-type="float" office:value="2.50739030118446E+017" calcext:value-type="float">
            <text:p>2.507E+17</text:p>
          </table:table-cell>
          <table:table-cell table:style-name="ce32" table:formula="of:=ABS([.J17]*[.L17])" office:value-type="float" office:value="1.11612083917409E+015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425845923937546" calcext:value-type="float">
            <text:p>4.258E-01</text:p>
          </table:table-cell>
          <table:table-cell table:style-name="ce32" table:formula="of:=[.F18]/([.D18]*[.H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I18]*[.K18])" office:value-type="float" office:value="1.01663225685293E+017" calcext:value-type="float">
            <text:p>1.017E+17</text:p>
          </table:table-cell>
          <table:table-cell table:style-name="ce32" table:formula="of:=ABS([.J18]*[.L18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830013062595649" calcext:value-type="float">
            <text:p>8.300E-01</text:p>
          </table:table-cell>
          <table:table-cell table:style-name="ce32" table:formula="of:=[.F19]/([.D19]*[.H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I19]*[.K19])" office:value-type="float" office:value="5.87114141079735E+016" calcext:value-type="float">
            <text:p>5.871E+16</text:p>
          </table:table-cell>
          <table:table-cell table:style-name="ce32" table:formula="of:=ABS([.J19]*[.L19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1.31571408629562" calcext:value-type="float">
            <text:p>1.316E+00</text:p>
          </table:table-cell>
          <table:table-cell table:style-name="ce32" table:formula="of:=[.F20]/([.D20]*[.H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I20]*[.K20])" office:value-type="float" office:value="3.92629500992972E+016" calcext:value-type="float">
            <text:p>3.926E+16</text:p>
          </table:table-cell>
          <table:table-cell table:style-name="ce32" table:formula="of:=ABS([.J20]*[.L20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1.8550738570014" calcext:value-type="float">
            <text:p>1.855E+00</text:p>
          </table:table-cell>
          <table:table-cell table:style-name="ce32" table:formula="of:=[.F21]/([.D21]*[.H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I21]*[.K21])" office:value-type="float" office:value="2.83434407176628E+016" calcext:value-type="float">
            <text:p>2.834E+16</text:p>
          </table:table-cell>
          <table:table-cell table:style-name="ce32" table:formula="of:=ABS([.J21]*[.L21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1 Data_2.I13:Data_2.I21 Data_2.A13:Data_2.A21 Data_2.J13:Data_2.J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1 Data_2.M13:Data_2.M21 Data_2.A13:Data_2.A21 Data_2.N13:Data_2.N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9:21:23.555995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3T11:31:24.422863804</dc:date>
    <meta:editing-duration>PT6H11M15S</meta:editing-duration>
    <meta:editing-cycles>63</meta:editing-cycles>
    <meta:generator>LibreOffice/6.0.7.3$Linux_X86_64 LibreOffice_project/00m0$Build-3</meta:generator>
    <meta:document-statistic meta:table-count="5" meta:cell-count="122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3cm" svg:y="0.32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4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6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1 Data_2.M13:Data_2.N21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1" loext:label-string="ksi" chart:class="chart:scatter">
            <chart:domain table:cell-range-address="Data_2.A13:Data_2.A21"/>
            <chart:regression-curve chart:style-name="ch11">
              <chart:equation chart:display-equation="true" chart:display-r-square="false"/>
            </chart:regression-curve>
            <chart:data-point chart:repeated="9"/>
          </chart:series>
          <chart:series chart:style-name="ch12" chart:values-cell-range-address="Data_2.N13:Data_2.N21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1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1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3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2.958cm" svg:y="1.474cm" svg:width="9.366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7">
                <text:p>0.00958122858614697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1">
                <text:p>0.00757350684599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2">
                <text:p>0.00754856115200342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1 Data_2.I13:Data_2.J21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1" loext:label-string="zi" chart:class="chart:scatter">
            <chart:domain table:cell-range-address="Data_2.A13:Data_2.A21"/>
            <chart:regression-curve chart:style-name="ch11">
              <chart:equation chart:display-equation="true" chart:display-r-square="false" svg:x="3.3cm" svg:y="1.461cm"/>
            </chart:regression-curve>
            <chart:data-point chart:repeated="9"/>
          </chart:series>
          <chart:series chart:style-name="ch12" chart:values-cell-range-address="Data_2.J13:Data_2.J21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1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1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8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064cm" svg:y="1.475cm" svg:width="9.074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80208623085919E+015">
                <text:p>1.80208623085919E+015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